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217in"/>
    </style:style>
    <style:style style:name="co2" style:family="table-column">
      <style:table-column-properties fo:break-before="auto" style:column-width="1.5634in"/>
    </style:style>
    <style:style style:name="co3" style:family="table-column">
      <style:table-column-properties fo:break-before="auto" style:column-width="1.6492in"/>
    </style:style>
    <style:style style:name="co4" style:family="table-column">
      <style:table-column-properties fo:break-before="auto" style:column-width="1.6339in"/>
    </style:style>
    <style:style style:name="co5" style:family="table-column">
      <style:table-column-properties fo:break-before="auto" style:column-width="2.0354in"/>
    </style:style>
    <style:style style:name="co6" style:family="table-column">
      <style:table-column-properties fo:break-before="auto" style:column-width="2.1465in"/>
    </style:style>
    <style:style style:name="co7" style:family="table-column">
      <style:table-column-properties fo:break-before="auto" style:column-width="0.889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2"/>
        <table:table-column table:style-name="co2" table:default-cell-style-name="ce5"/>
        <table:table-column table:style-name="co1" table:default-cell-style-name="ce5"/>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6" table:default-cell-style-name="Default"/>
        <table:table-column table:style-name="co7" table:number-columns-repeated="2" table:default-cell-style-name="Default"/>
        <table:table-column table:style-name="co7" table:default-cell-style-name="ce8"/>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7"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357.333333333333" calcext:value-type="float">
            <text:p/>
          </table:table-cell>
          <table:table-cell/>
          <table:table-cell table:style-name="ce1" office:value-type="string" calcext:value-type="string">
            <text:p>afgeven tegen</text:p>
          </table:table-cell>
          <table:table-cell table:style-name="ce8" office:value-type="date" office:date-value="2014-06-10" calcext:value-type="date">
            <text:p>41800</text:p>
          </table:table-cell>
          <table:table-cell table:style-name="ce7" office:value-type="string" calcext:value-type="string">
            <text:p>uur/dag</text:p>
          </table:table-cell>
          <table:table-cell table:style-name="Default" table:formula="of:=[.B2]/[.E2]" office:value-type="float" office:value="4.53672316384181"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67.666666666667" calcext:value-type="float">
            <text:p/>
          </table:table-cell>
          <table:table-cell/>
          <table:table-cell table:style-name="ce7" office:value-type="string" calcext:value-type="string">
            <text:p>dagen te gaan</text:p>
          </table:table-cell>
          <table:table-cell table:style-name="ce9" table:formula="of:=DATEDIF(NOW();[.E1];&quot;d&quot;)" office:value-type="float" office:value="59" calcext:value-type="float">
            <text:p/>
          </table:table-cell>
          <table:table-cell table:style-name="ce11" office:value-type="string" calcext:value-type="string">
            <text:p>uur/week</text:p>
          </table:table-cell>
          <table:table-cell table:style-name="Default" table:formula="of:=[.B2]/([.E2]/7)" office:value-type="float" office:value="31.7570621468927"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132])"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132])"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132])"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132])"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132])"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132])"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132])"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132])"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132])"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132])"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132])"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132])"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132])"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132])"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132])"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132])"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132])"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132])"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132])"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132])"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132])"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132])"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132])"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132])"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132])"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132])"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132])"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132])"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132])"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132])"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132])"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132])"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132])"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132])"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132])"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132])"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132])"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132])"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132])"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132])"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132])"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132])"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132])"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132])"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132])"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132])"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132])"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132])"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132])"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132])"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132])"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132])"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132])"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132])"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132])"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132])"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132])"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132])"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132])"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132])"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132])"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132])"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132])"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132])"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132])"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132])"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132])"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132])"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132])"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132])"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132])"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132])"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132])"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132])"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132])"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132])"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132])"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132])"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132])"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132])"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132])"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132])"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132])"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132])"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132])"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132])"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132])"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132])"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132])"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132])"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132])"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132])"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132])"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132])"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132])"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132])"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132])"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132])"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132])"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132])"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132])"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132])"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132])"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132])"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 calcext:value-type="float">
            <text:p/>
          </table:table-cell>
          <table:table-cell table:formula="of:=SUM([.$E$4:.$E114])" office:value-type="float" office:value="273.5" calcext:value-type="float">
            <text:p/>
          </table:table-cell>
          <table:table-cell table:formula="of:=SUMIF([.$B$4:.$B$300];[.B114];[.$E$4:.$E$132])"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132])"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132])"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132])"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132])"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132])"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132])"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132])"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132])"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132])"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132])"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132])"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132])"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132])"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132])"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132])"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132])"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132])"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132])"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1" calcext:value-type="float">
            <text:p/>
          </table:table-cell>
          <table:table-cell table:formula="of:=SUM([.$E$4:.$E133])" office:value-type="float" office:value="318" calcext:value-type="float">
            <text:p/>
          </table:table-cell>
          <table:table-cell table:formula="of:=SUMIF([.$B$4:.$B$300];[.B133];[.$E$4:.$E$132])"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132])"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132])"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7" calcext:value-type="float">
            <text:p/>
          </table:table-cell>
          <table:table-cell table:formula="of:=SUM([.$E$4:.$E136])" office:value-type="float" office:value="321.25" calcext:value-type="float">
            <text:p/>
          </table:table-cell>
          <table:table-cell table:formula="of:=SUMIF([.$B$4:.$B$300];[.B136];[.$E$4:.$E$132])"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132])"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132])"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132])" office:value-type="float" office:value="30.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132])" office:value-type="float" office:value="30.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132])" office:value-type="float" office:value="30.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2">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132])" office:value-type="float" office:value="30.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2">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132])" office:value-type="float" office:value="30.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132])" office:value-type="float" office:value="30.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132])" office:value-type="float" office:value="30.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132])" office:value-type="float" office:value="30.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2">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132])" office:value-type="float" office:value="30.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132])" office:value-type="float" office:value="30.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3">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132])" office:value-type="float" office:value="30.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132])" office:value-type="float" office:value="30.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2H00M00S" calcext:value-type="time">
            <text:p>0.5</text:p>
          </table:table-cell>
          <table:table-cell table:formula="of:=MOD(([.D151]-[.C151])*24;24)" office:value-type="float" office:value="2" calcext:value-type="float">
            <text:p/>
          </table:table-cell>
          <table:table-cell table:formula="of:=SUM([.$E$4:.$E151])" office:value-type="float" office:value="357.333333333333" calcext:value-type="float">
            <text:p/>
          </table:table-cell>
          <table:table-cell table:formula="of:=SUMIF([.$B$4:.$B$300];[.B151];[.$E$4:.$E$132])" office:value-type="float" office:value="30.8333333333333" calcext:value-type="float">
            <text:p/>
          </table:table-cell>
          <table:table-cell table:formula="of:=625-[.F151]" office:value-type="float" office:value="267.666666666667" calcext:value-type="float">
            <text:p/>
          </table:table-cell>
          <table:table-cell office:value-type="string" calcext:value-type="string">
            <text:p>contextfile parsen debugging door join erdwijnt login test als er geen parameters zijn</text:p>
          </table:table-cell>
          <table:table-cell table:number-columns-repeated="1015"/>
        </table:table-row>
        <table:table-row table:style-name="ro1">
          <table:table-cell/>
          <table:table-cell table:style-name="ce4" table:formula="of:=ISOWEEKNUM([.A152];2)" office:value-type="float" office:value="52" calcext:value-type="float">
            <text:p/>
          </table:table-cell>
          <table:table-cell table:number-columns-repeated="2"/>
          <table:table-cell table:formula="of:=MOD(([.D152]-[.C152])*24;24)" office:value-type="float" office:value="0" calcext:value-type="float">
            <text:p/>
          </table:table-cell>
          <table:table-cell table:formula="of:=SUM([.$E$4:.$E152])" office:value-type="float" office:value="357.333333333333" calcext:value-type="float">
            <text:p/>
          </table:table-cell>
          <table:table-cell table:formula="of:=SUMIF([.$B$4:.$B$300];[.B152];[.$E$4:.$E$132])" office:value-type="float" office:value="0" calcext:value-type="float">
            <text:p/>
          </table:table-cell>
          <table:table-cell table:formula="of:=625-[.F152]" office:value-type="float" office:value="267.666666666667" calcext:value-type="float">
            <text:p/>
          </table:table-cell>
          <table:table-cell table:number-columns-repeated="1016"/>
        </table:table-row>
        <table:table-row table:style-name="ro1">
          <table:table-cell/>
          <table:table-cell table:style-name="ce4" table:formula="of:=ISOWEEKNUM([.A153];2)" office:value-type="float" office:value="52" calcext:value-type="float">
            <text:p/>
          </table:table-cell>
          <table:table-cell table:number-columns-repeated="2"/>
          <table:table-cell table:formula="of:=MOD(([.D153]-[.C153])*24;24)" office:value-type="float" office:value="0" calcext:value-type="float">
            <text:p/>
          </table:table-cell>
          <table:table-cell table:formula="of:=SUM([.$E$4:.$E153])" office:value-type="float" office:value="357.333333333333" calcext:value-type="float">
            <text:p/>
          </table:table-cell>
          <table:table-cell table:formula="of:=SUMIF([.$B$4:.$B$300];[.B153];[.$E$4:.$E$132])" office:value-type="float" office:value="0" calcext:value-type="float">
            <text:p/>
          </table:table-cell>
          <table:table-cell table:formula="of:=625-[.F153]" office:value-type="float" office:value="267.666666666667" calcext:value-type="float">
            <text:p/>
          </table:table-cell>
          <table:table-cell table:number-columns-repeated="1016"/>
        </table:table-row>
        <table:table-row table:style-name="ro1">
          <table:table-cell/>
          <table:table-cell table:style-name="ce4" table:formula="of:=ISOWEEKNUM([.A154];2)" office:value-type="float" office:value="52" calcext:value-type="float">
            <text:p/>
          </table:table-cell>
          <table:table-cell table:number-columns-repeated="2"/>
          <table:table-cell table:formula="of:=MOD(([.D154]-[.C154])*24;24)" office:value-type="float" office:value="0" calcext:value-type="float">
            <text:p/>
          </table:table-cell>
          <table:table-cell table:formula="of:=SUM([.$E$4:.$E154])" office:value-type="float" office:value="357.333333333333" calcext:value-type="float">
            <text:p/>
          </table:table-cell>
          <table:table-cell table:formula="of:=SUMIF([.$B$4:.$B$300];[.B154];[.$E$4:.$E$132])" office:value-type="float" office:value="0" calcext:value-type="float">
            <text:p/>
          </table:table-cell>
          <table:table-cell table:formula="of:=625-[.F154]" office:value-type="float" office:value="267.666666666667" calcext:value-type="float">
            <text:p/>
          </table:table-cell>
          <table:table-cell table:number-columns-repeated="1016"/>
        </table:table-row>
        <table:table-row table:style-name="ro1">
          <table:table-cell/>
          <table:table-cell table:style-name="ce4" table:formula="of:=ISOWEEKNUM([.A155];2)" office:value-type="float" office:value="52" calcext:value-type="float">
            <text:p/>
          </table:table-cell>
          <table:table-cell table:number-columns-repeated="2"/>
          <table:table-cell table:formula="of:=MOD(([.D155]-[.C155])*24;24)" office:value-type="float" office:value="0" calcext:value-type="float">
            <text:p/>
          </table:table-cell>
          <table:table-cell table:formula="of:=SUM([.$E$4:.$E155])" office:value-type="float" office:value="357.333333333333" calcext:value-type="float">
            <text:p/>
          </table:table-cell>
          <table:table-cell table:formula="of:=SUMIF([.$B$4:.$B$300];[.B155];[.$E$4:.$E$132])" office:value-type="float" office:value="0" calcext:value-type="float">
            <text:p/>
          </table:table-cell>
          <table:table-cell table:formula="of:=625-[.F155]" office:value-type="float" office:value="267.666666666667" calcext:value-type="float">
            <text:p/>
          </table:table-cell>
          <table:table-cell table:number-columns-repeated="1016"/>
        </table:table-row>
        <table:table-row table:style-name="ro1">
          <table:table-cell/>
          <table:table-cell table:style-name="ce4" table:formula="of:=ISOWEEKNUM([.A156];2)" office:value-type="float" office:value="52" calcext:value-type="float">
            <text:p/>
          </table:table-cell>
          <table:table-cell table:number-columns-repeated="2"/>
          <table:table-cell table:formula="of:=MOD(([.D156]-[.C156])*24;24)" office:value-type="float" office:value="0" calcext:value-type="float">
            <text:p/>
          </table:table-cell>
          <table:table-cell table:formula="of:=SUM([.$E$4:.$E156])" office:value-type="float" office:value="357.333333333333" calcext:value-type="float">
            <text:p/>
          </table:table-cell>
          <table:table-cell table:formula="of:=SUMIF([.$B$4:.$B$300];[.B156];[.$E$4:.$E$132])" office:value-type="float" office:value="0" calcext:value-type="float">
            <text:p/>
          </table:table-cell>
          <table:table-cell table:formula="of:=625-[.F156]" office:value-type="float" office:value="267.666666666667" calcext:value-type="float">
            <text:p/>
          </table:table-cell>
          <table:table-cell table:number-columns-repeated="1016"/>
        </table:table-row>
        <table:table-row table:style-name="ro1">
          <table:table-cell/>
          <table:table-cell table:style-name="ce4" table:formula="of:=ISOWEEKNUM([.A157];2)" office:value-type="float" office:value="52" calcext:value-type="float">
            <text:p/>
          </table:table-cell>
          <table:table-cell table:number-columns-repeated="2"/>
          <table:table-cell table:formula="of:=MOD(([.D157]-[.C157])*24;24)" office:value-type="float" office:value="0" calcext:value-type="float">
            <text:p/>
          </table:table-cell>
          <table:table-cell table:formula="of:=SUM([.$E$4:.$E157])" office:value-type="float" office:value="357.333333333333" calcext:value-type="float">
            <text:p/>
          </table:table-cell>
          <table:table-cell table:formula="of:=SUMIF([.$B$4:.$B$300];[.B157];[.$E$4:.$E$132])" office:value-type="float" office:value="0" calcext:value-type="float">
            <text:p/>
          </table:table-cell>
          <table:table-cell table:formula="of:=625-[.F157]" office:value-type="float" office:value="267.666666666667" calcext:value-type="float">
            <text:p/>
          </table:table-cell>
          <table:table-cell table:number-columns-repeated="1016"/>
        </table:table-row>
        <table:table-row table:style-name="ro1">
          <table:table-cell/>
          <table:table-cell table:style-name="ce4" table:formula="of:=ISOWEEKNUM([.A158];2)" office:value-type="float" office:value="52" calcext:value-type="float">
            <text:p/>
          </table:table-cell>
          <table:table-cell table:number-columns-repeated="2"/>
          <table:table-cell table:formula="of:=MOD(([.D158]-[.C158])*24;24)" office:value-type="float" office:value="0" calcext:value-type="float">
            <text:p/>
          </table:table-cell>
          <table:table-cell table:formula="of:=SUM([.$E$4:.$E158])" office:value-type="float" office:value="357.333333333333" calcext:value-type="float">
            <text:p/>
          </table:table-cell>
          <table:table-cell table:formula="of:=SUMIF([.$B$4:.$B$300];[.B158];[.$E$4:.$E$132])" office:value-type="float" office:value="0" calcext:value-type="float">
            <text:p/>
          </table:table-cell>
          <table:table-cell table:formula="of:=625-[.F158]" office:value-type="float" office:value="267.666666666667" calcext:value-type="float">
            <text:p/>
          </table:table-cell>
          <table:table-cell table:number-columns-repeated="1016"/>
        </table:table-row>
        <table:table-row table:style-name="ro1">
          <table:table-cell/>
          <table:table-cell table:style-name="ce4" table:formula="of:=ISOWEEKNUM([.A159];2)" office:value-type="float" office:value="52" calcext:value-type="float">
            <text:p/>
          </table:table-cell>
          <table:table-cell table:number-columns-repeated="2"/>
          <table:table-cell table:formula="of:=MOD(([.D159]-[.C159])*24;24)" office:value-type="float" office:value="0" calcext:value-type="float">
            <text:p/>
          </table:table-cell>
          <table:table-cell table:formula="of:=SUM([.$E$4:.$E159])" office:value-type="float" office:value="357.333333333333" calcext:value-type="float">
            <text:p/>
          </table:table-cell>
          <table:table-cell table:formula="of:=SUMIF([.$B$4:.$B$300];[.B159];[.$E$4:.$E$132])" office:value-type="float" office:value="0" calcext:value-type="float">
            <text:p/>
          </table:table-cell>
          <table:table-cell table:formula="of:=625-[.F159]" office:value-type="float" office:value="267.666666666667" calcext:value-type="float">
            <text:p/>
          </table:table-cell>
          <table:table-cell table:number-columns-repeated="1016"/>
        </table:table-row>
        <table:table-row table:style-name="ro1">
          <table:table-cell/>
          <table:table-cell table:style-name="ce4" table:formula="of:=ISOWEEKNUM([.A160];2)" office:value-type="float" office:value="52" calcext:value-type="float">
            <text:p/>
          </table:table-cell>
          <table:table-cell table:number-columns-repeated="2"/>
          <table:table-cell table:formula="of:=MOD(([.D160]-[.C160])*24;24)" office:value-type="float" office:value="0" calcext:value-type="float">
            <text:p/>
          </table:table-cell>
          <table:table-cell table:formula="of:=SUM([.$E$4:.$E160])" office:value-type="float" office:value="357.333333333333" calcext:value-type="float">
            <text:p/>
          </table:table-cell>
          <table:table-cell table:formula="of:=SUMIF([.$B$4:.$B$300];[.B160];[.$E$4:.$E$132])" office:value-type="float" office:value="0" calcext:value-type="float">
            <text:p/>
          </table:table-cell>
          <table:table-cell table:formula="of:=625-[.F160]" office:value-type="float" office:value="267.666666666667" calcext:value-type="float">
            <text:p/>
          </table:table-cell>
          <table:table-cell table:number-columns-repeated="1016"/>
        </table:table-row>
        <table:table-row table:style-name="ro1">
          <table:table-cell/>
          <table:table-cell table:style-name="ce4" table:formula="of:=ISOWEEKNUM([.A161];2)" office:value-type="float" office:value="52" calcext:value-type="float">
            <text:p/>
          </table:table-cell>
          <table:table-cell table:number-columns-repeated="2"/>
          <table:table-cell table:formula="of:=MOD(([.D161]-[.C161])*24;24)" office:value-type="float" office:value="0" calcext:value-type="float">
            <text:p/>
          </table:table-cell>
          <table:table-cell table:formula="of:=SUM([.$E$4:.$E161])" office:value-type="float" office:value="357.333333333333" calcext:value-type="float">
            <text:p/>
          </table:table-cell>
          <table:table-cell table:formula="of:=SUMIF([.$B$4:.$B$300];[.B161];[.$E$4:.$E$132])" office:value-type="float" office:value="0" calcext:value-type="float">
            <text:p/>
          </table:table-cell>
          <table:table-cell table:formula="of:=625-[.F161]" office:value-type="float" office:value="267.666666666667" calcext:value-type="float">
            <text:p/>
          </table:table-cell>
          <table:table-cell table:number-columns-repeated="1016"/>
        </table:table-row>
        <table:table-row table:style-name="ro1">
          <table:table-cell/>
          <table:table-cell table:style-name="ce4" table:formula="of:=ISOWEEKNUM([.A162];2)" office:value-type="float" office:value="52" calcext:value-type="float">
            <text:p/>
          </table:table-cell>
          <table:table-cell table:number-columns-repeated="2"/>
          <table:table-cell table:formula="of:=MOD(([.D162]-[.C162])*24;24)" office:value-type="float" office:value="0" calcext:value-type="float">
            <text:p/>
          </table:table-cell>
          <table:table-cell table:formula="of:=SUM([.$E$4:.$E162])" office:value-type="float" office:value="357.333333333333" calcext:value-type="float">
            <text:p/>
          </table:table-cell>
          <table:table-cell table:formula="of:=SUMIF([.$B$4:.$B$300];[.B162];[.$E$4:.$E$132])" office:value-type="float" office:value="0" calcext:value-type="float">
            <text:p/>
          </table:table-cell>
          <table:table-cell table:formula="of:=625-[.F162]" office:value-type="float" office:value="267.666666666667" calcext:value-type="float">
            <text:p/>
          </table:table-cell>
          <table:table-cell table:number-columns-repeated="1016"/>
        </table:table-row>
        <table:table-row table:style-name="ro1">
          <table:table-cell/>
          <table:table-cell table:style-name="ce4" table:formula="of:=ISOWEEKNUM([.A163];2)" office:value-type="float" office:value="52" calcext:value-type="float">
            <text:p/>
          </table:table-cell>
          <table:table-cell table:number-columns-repeated="2"/>
          <table:table-cell table:formula="of:=MOD(([.D163]-[.C163])*24;24)" office:value-type="float" office:value="0" calcext:value-type="float">
            <text:p/>
          </table:table-cell>
          <table:table-cell table:formula="of:=SUM([.$E$4:.$E163])" office:value-type="float" office:value="357.333333333333" calcext:value-type="float">
            <text:p/>
          </table:table-cell>
          <table:table-cell table:formula="of:=SUMIF([.$B$4:.$B$300];[.B163];[.$E$4:.$E$132])" office:value-type="float" office:value="0" calcext:value-type="float">
            <text:p/>
          </table:table-cell>
          <table:table-cell table:formula="of:=625-[.F163]" office:value-type="float" office:value="267.666666666667" calcext:value-type="float">
            <text:p/>
          </table:table-cell>
          <table:table-cell table:number-columns-repeated="1016"/>
        </table:table-row>
        <table:table-row table:style-name="ro1">
          <table:table-cell/>
          <table:table-cell table:style-name="ce4" table:formula="of:=ISOWEEKNUM([.A164];2)" office:value-type="float" office:value="52" calcext:value-type="float">
            <text:p/>
          </table:table-cell>
          <table:table-cell table:number-columns-repeated="2"/>
          <table:table-cell table:formula="of:=MOD(([.D164]-[.C164])*24;24)" office:value-type="float" office:value="0" calcext:value-type="float">
            <text:p/>
          </table:table-cell>
          <table:table-cell table:formula="of:=SUM([.$E$4:.$E164])" office:value-type="float" office:value="357.333333333333" calcext:value-type="float">
            <text:p/>
          </table:table-cell>
          <table:table-cell table:formula="of:=SUMIF([.$B$4:.$B$300];[.B164];[.$E$4:.$E$132])" office:value-type="float" office:value="0" calcext:value-type="float">
            <text:p/>
          </table:table-cell>
          <table:table-cell table:formula="of:=625-[.F164]" office:value-type="float" office:value="267.666666666667" calcext:value-type="float">
            <text:p/>
          </table:table-cell>
          <table:table-cell table:number-columns-repeated="1016"/>
        </table:table-row>
        <table:table-row table:style-name="ro1">
          <table:table-cell/>
          <table:table-cell table:style-name="ce4" table:formula="of:=ISOWEEKNUM([.A165];2)" office:value-type="float" office:value="52" calcext:value-type="float">
            <text:p/>
          </table:table-cell>
          <table:table-cell table:number-columns-repeated="2"/>
          <table:table-cell table:formula="of:=MOD(([.D165]-[.C165])*24;24)" office:value-type="float" office:value="0" calcext:value-type="float">
            <text:p/>
          </table:table-cell>
          <table:table-cell table:formula="of:=SUM([.$E$4:.$E165])" office:value-type="float" office:value="357.333333333333" calcext:value-type="float">
            <text:p/>
          </table:table-cell>
          <table:table-cell table:formula="of:=SUMIF([.$B$4:.$B$300];[.B165];[.$E$4:.$E$132])" office:value-type="float" office:value="0" calcext:value-type="float">
            <text:p/>
          </table:table-cell>
          <table:table-cell table:formula="of:=625-[.F165]" office:value-type="float" office:value="267.666666666667" calcext:value-type="float">
            <text:p/>
          </table:table-cell>
          <table:table-cell table:number-columns-repeated="1016"/>
        </table:table-row>
        <table:table-row table:style-name="ro1">
          <table:table-cell/>
          <table:table-cell table:style-name="ce4" table:formula="of:=ISOWEEKNUM([.A166];2)" office:value-type="float" office:value="52" calcext:value-type="float">
            <text:p/>
          </table:table-cell>
          <table:table-cell table:number-columns-repeated="2"/>
          <table:table-cell table:formula="of:=MOD(([.D166]-[.C166])*24;24)" office:value-type="float" office:value="0" calcext:value-type="float">
            <text:p/>
          </table:table-cell>
          <table:table-cell table:formula="of:=SUM([.$E$4:.$E166])" office:value-type="float" office:value="357.333333333333" calcext:value-type="float">
            <text:p/>
          </table:table-cell>
          <table:table-cell table:formula="of:=SUMIF([.$B$4:.$B$300];[.B166];[.$E$4:.$E$132])" office:value-type="float" office:value="0" calcext:value-type="float">
            <text:p/>
          </table:table-cell>
          <table:table-cell table:formula="of:=625-[.F166]" office:value-type="float" office:value="267.666666666667" calcext:value-type="float">
            <text:p/>
          </table:table-cell>
          <table:table-cell table:number-columns-repeated="1016"/>
        </table:table-row>
        <table:table-row table:style-name="ro1">
          <table:table-cell/>
          <table:table-cell table:style-name="ce4" table:formula="of:=ISOWEEKNUM([.A167];2)" office:value-type="float" office:value="52" calcext:value-type="float">
            <text:p/>
          </table:table-cell>
          <table:table-cell table:number-columns-repeated="2"/>
          <table:table-cell table:formula="of:=MOD(([.D167]-[.C167])*24;24)" office:value-type="float" office:value="0" calcext:value-type="float">
            <text:p/>
          </table:table-cell>
          <table:table-cell table:formula="of:=SUM([.$E$4:.$E167])" office:value-type="float" office:value="357.333333333333" calcext:value-type="float">
            <text:p/>
          </table:table-cell>
          <table:table-cell table:formula="of:=SUMIF([.$B$4:.$B$300];[.B167];[.$E$4:.$E$132])" office:value-type="float" office:value="0" calcext:value-type="float">
            <text:p/>
          </table:table-cell>
          <table:table-cell table:formula="of:=625-[.F167]" office:value-type="float" office:value="267.666666666667" calcext:value-type="float">
            <text:p/>
          </table:table-cell>
          <table:table-cell table:number-columns-repeated="1016"/>
        </table:table-row>
        <table:table-row table:style-name="ro1">
          <table:table-cell/>
          <table:table-cell table:style-name="ce4" table:formula="of:=ISOWEEKNUM([.A168];2)" office:value-type="float" office:value="52" calcext:value-type="float">
            <text:p/>
          </table:table-cell>
          <table:table-cell table:number-columns-repeated="2"/>
          <table:table-cell table:formula="of:=MOD(([.D168]-[.C168])*24;24)" office:value-type="float" office:value="0" calcext:value-type="float">
            <text:p/>
          </table:table-cell>
          <table:table-cell table:formula="of:=SUM([.$E$4:.$E168])" office:value-type="float" office:value="357.333333333333" calcext:value-type="float">
            <text:p/>
          </table:table-cell>
          <table:table-cell table:formula="of:=SUMIF([.$B$4:.$B$300];[.B168];[.$E$4:.$E$132])" office:value-type="float" office:value="0" calcext:value-type="float">
            <text:p/>
          </table:table-cell>
          <table:table-cell table:formula="of:=625-[.F168]" office:value-type="float" office:value="267.666666666667" calcext:value-type="float">
            <text:p/>
          </table:table-cell>
          <table:table-cell table:number-columns-repeated="1016"/>
        </table:table-row>
        <table:table-row table:style-name="ro1">
          <table:table-cell/>
          <table:table-cell table:style-name="ce4" table:formula="of:=ISOWEEKNUM([.A169];2)" office:value-type="float" office:value="52" calcext:value-type="float">
            <text:p/>
          </table:table-cell>
          <table:table-cell table:number-columns-repeated="2"/>
          <table:table-cell table:formula="of:=MOD(([.D169]-[.C169])*24;24)" office:value-type="float" office:value="0" calcext:value-type="float">
            <text:p/>
          </table:table-cell>
          <table:table-cell table:formula="of:=SUM([.$E$4:.$E169])" office:value-type="float" office:value="357.333333333333" calcext:value-type="float">
            <text:p/>
          </table:table-cell>
          <table:table-cell table:formula="of:=SUMIF([.$B$4:.$B$300];[.B169];[.$E$4:.$E$132])" office:value-type="float" office:value="0" calcext:value-type="float">
            <text:p/>
          </table:table-cell>
          <table:table-cell table:formula="of:=625-[.F169]" office:value-type="float" office:value="267.666666666667" calcext:value-type="float">
            <text:p/>
          </table:table-cell>
          <table:table-cell table:number-columns-repeated="1016"/>
        </table:table-row>
        <table:table-row table:style-name="ro1">
          <table:table-cell/>
          <table:table-cell table:style-name="ce4" table:formula="of:=ISOWEEKNUM([.A170];2)" office:value-type="float" office:value="52" calcext:value-type="float">
            <text:p/>
          </table:table-cell>
          <table:table-cell table:number-columns-repeated="2"/>
          <table:table-cell table:formula="of:=MOD(([.D170]-[.C170])*24;24)" office:value-type="float" office:value="0" calcext:value-type="float">
            <text:p/>
          </table:table-cell>
          <table:table-cell table:formula="of:=SUM([.$E$4:.$E170])" office:value-type="float" office:value="357.333333333333" calcext:value-type="float">
            <text:p/>
          </table:table-cell>
          <table:table-cell table:formula="of:=SUMIF([.$B$4:.$B$300];[.B170];[.$E$4:.$E$132])" office:value-type="float" office:value="0" calcext:value-type="float">
            <text:p/>
          </table:table-cell>
          <table:table-cell table:formula="of:=625-[.F170]" office:value-type="float" office:value="267.666666666667" calcext:value-type="float">
            <text:p/>
          </table:table-cell>
          <table:table-cell table:number-columns-repeated="1016"/>
        </table:table-row>
        <table:table-row table:style-name="ro1">
          <table:table-cell/>
          <table:table-cell table:style-name="ce4" table:formula="of:=ISOWEEKNUM([.A171];2)" office:value-type="float" office:value="52" calcext:value-type="float">
            <text:p/>
          </table:table-cell>
          <table:table-cell table:number-columns-repeated="2"/>
          <table:table-cell table:formula="of:=MOD(([.D171]-[.C171])*24;24)" office:value-type="float" office:value="0" calcext:value-type="float">
            <text:p/>
          </table:table-cell>
          <table:table-cell table:formula="of:=SUM([.$E$4:.$E171])" office:value-type="float" office:value="357.333333333333" calcext:value-type="float">
            <text:p/>
          </table:table-cell>
          <table:table-cell table:formula="of:=SUMIF([.$B$4:.$B$300];[.B171];[.$E$4:.$E$132])" office:value-type="float" office:value="0" calcext:value-type="float">
            <text:p/>
          </table:table-cell>
          <table:table-cell table:formula="of:=625-[.F171]" office:value-type="float" office:value="267.666666666667" calcext:value-type="float">
            <text:p/>
          </table:table-cell>
          <table:table-cell table:number-columns-repeated="1016"/>
        </table:table-row>
        <table:table-row table:style-name="ro1">
          <table:table-cell/>
          <table:table-cell table:style-name="ce4" table:formula="of:=ISOWEEKNUM([.A172];2)" office:value-type="float" office:value="52" calcext:value-type="float">
            <text:p/>
          </table:table-cell>
          <table:table-cell table:number-columns-repeated="2"/>
          <table:table-cell table:formula="of:=MOD(([.D172]-[.C172])*24;24)" office:value-type="float" office:value="0" calcext:value-type="float">
            <text:p/>
          </table:table-cell>
          <table:table-cell table:formula="of:=SUM([.$E$4:.$E172])" office:value-type="float" office:value="357.333333333333" calcext:value-type="float">
            <text:p/>
          </table:table-cell>
          <table:table-cell table:formula="of:=SUMIF([.$B$4:.$B$300];[.B172];[.$E$4:.$E$132])" office:value-type="float" office:value="0" calcext:value-type="float">
            <text:p/>
          </table:table-cell>
          <table:table-cell table:formula="of:=625-[.F172]" office:value-type="float" office:value="267.666666666667" calcext:value-type="float">
            <text:p/>
          </table:table-cell>
          <table:table-cell table:number-columns-repeated="1016"/>
        </table:table-row>
        <table:table-row table:style-name="ro1">
          <table:table-cell/>
          <table:table-cell table:style-name="ce4" table:formula="of:=ISOWEEKNUM([.A173];2)" office:value-type="float" office:value="52" calcext:value-type="float">
            <text:p/>
          </table:table-cell>
          <table:table-cell table:number-columns-repeated="2"/>
          <table:table-cell table:formula="of:=MOD(([.D173]-[.C173])*24;24)" office:value-type="float" office:value="0" calcext:value-type="float">
            <text:p/>
          </table:table-cell>
          <table:table-cell table:formula="of:=SUM([.$E$4:.$E173])" office:value-type="float" office:value="357.333333333333" calcext:value-type="float">
            <text:p/>
          </table:table-cell>
          <table:table-cell table:formula="of:=SUMIF([.$B$4:.$B$300];[.B173];[.$E$4:.$E$132])" office:value-type="float" office:value="0" calcext:value-type="float">
            <text:p/>
          </table:table-cell>
          <table:table-cell table:formula="of:=625-[.F173]" office:value-type="float" office:value="267.666666666667" calcext:value-type="float">
            <text:p/>
          </table:table-cell>
          <table:table-cell table:number-columns-repeated="1016"/>
        </table:table-row>
        <table:table-row table:style-name="ro1">
          <table:table-cell/>
          <table:table-cell table:style-name="ce4" table:formula="of:=ISOWEEKNUM([.A174];2)" office:value-type="float" office:value="52" calcext:value-type="float">
            <text:p/>
          </table:table-cell>
          <table:table-cell table:number-columns-repeated="2"/>
          <table:table-cell table:formula="of:=MOD(([.D174]-[.C174])*24;24)" office:value-type="float" office:value="0" calcext:value-type="float">
            <text:p/>
          </table:table-cell>
          <table:table-cell table:formula="of:=SUM([.$E$4:.$E174])" office:value-type="float" office:value="357.333333333333" calcext:value-type="float">
            <text:p/>
          </table:table-cell>
          <table:table-cell table:formula="of:=SUMIF([.$B$4:.$B$300];[.B174];[.$E$4:.$E$132])" office:value-type="float" office:value="0" calcext:value-type="float">
            <text:p/>
          </table:table-cell>
          <table:table-cell table:formula="of:=625-[.F174]" office:value-type="float" office:value="267.666666666667" calcext:value-type="float">
            <text:p/>
          </table:table-cell>
          <table:table-cell table:number-columns-repeated="1016"/>
        </table:table-row>
        <table:table-row table:style-name="ro1">
          <table:table-cell/>
          <table:table-cell table:style-name="ce4" table:formula="of:=ISOWEEKNUM([.A175];2)" office:value-type="float" office:value="52" calcext:value-type="float">
            <text:p/>
          </table:table-cell>
          <table:table-cell table:number-columns-repeated="2"/>
          <table:table-cell table:formula="of:=MOD(([.D175]-[.C175])*24;24)" office:value-type="float" office:value="0" calcext:value-type="float">
            <text:p/>
          </table:table-cell>
          <table:table-cell table:formula="of:=SUM([.$E$4:.$E175])" office:value-type="float" office:value="357.333333333333" calcext:value-type="float">
            <text:p/>
          </table:table-cell>
          <table:table-cell table:formula="of:=SUMIF([.$B$4:.$B$300];[.B175];[.$E$4:.$E$132])" office:value-type="float" office:value="0" calcext:value-type="float">
            <text:p/>
          </table:table-cell>
          <table:table-cell table:formula="of:=625-[.F175]" office:value-type="float" office:value="267.666666666667" calcext:value-type="float">
            <text:p/>
          </table:table-cell>
          <table:table-cell table:number-columns-repeated="1016"/>
        </table:table-row>
        <table:table-row table:style-name="ro1">
          <table:table-cell/>
          <table:table-cell table:style-name="ce4" table:formula="of:=ISOWEEKNUM([.A176];2)" office:value-type="float" office:value="52" calcext:value-type="float">
            <text:p/>
          </table:table-cell>
          <table:table-cell table:number-columns-repeated="2"/>
          <table:table-cell table:formula="of:=MOD(([.D176]-[.C176])*24;24)" office:value-type="float" office:value="0" calcext:value-type="float">
            <text:p/>
          </table:table-cell>
          <table:table-cell table:formula="of:=SUM([.$E$4:.$E176])" office:value-type="float" office:value="357.333333333333" calcext:value-type="float">
            <text:p/>
          </table:table-cell>
          <table:table-cell table:formula="of:=SUMIF([.$B$4:.$B$300];[.B176];[.$E$4:.$E$132])" office:value-type="float" office:value="0" calcext:value-type="float">
            <text:p/>
          </table:table-cell>
          <table:table-cell table:formula="of:=625-[.F176]" office:value-type="float" office:value="267.666666666667" calcext:value-type="float">
            <text:p/>
          </table:table-cell>
          <table:table-cell table:number-columns-repeated="1016"/>
        </table:table-row>
        <table:table-row table:style-name="ro1">
          <table:table-cell/>
          <table:table-cell table:style-name="ce4" table:formula="of:=ISOWEEKNUM([.A177];2)" office:value-type="float" office:value="52" calcext:value-type="float">
            <text:p/>
          </table:table-cell>
          <table:table-cell table:number-columns-repeated="2"/>
          <table:table-cell table:formula="of:=MOD(([.D177]-[.C177])*24;24)" office:value-type="float" office:value="0" calcext:value-type="float">
            <text:p/>
          </table:table-cell>
          <table:table-cell table:formula="of:=SUM([.$E$4:.$E177])" office:value-type="float" office:value="357.333333333333" calcext:value-type="float">
            <text:p/>
          </table:table-cell>
          <table:table-cell table:formula="of:=SUMIF([.$B$4:.$B$300];[.B177];[.$E$4:.$E$132])" office:value-type="float" office:value="0" calcext:value-type="float">
            <text:p/>
          </table:table-cell>
          <table:table-cell table:formula="of:=625-[.F177]" office:value-type="float" office:value="267.666666666667" calcext:value-type="float">
            <text:p/>
          </table:table-cell>
          <table:table-cell table:number-columns-repeated="1016"/>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357.333333333333" calcext:value-type="float">
            <text:p/>
          </table:table-cell>
          <table:table-cell table:formula="of:=SUMIF([.$B$4:.$B$300];[.B178];[.$E$4:.$E$132])" office:value-type="float" office:value="0" calcext:value-type="float">
            <text:p/>
          </table:table-cell>
          <table:table-cell table:formula="of:=625-[.F178]" office:value-type="float" office:value="267.666666666667"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357.333333333333" calcext:value-type="float">
            <text:p/>
          </table:table-cell>
          <table:table-cell table:formula="of:=SUMIF([.$B$4:.$B$300];[.B179];[.$E$4:.$E$132])" office:value-type="float" office:value="0" calcext:value-type="float">
            <text:p/>
          </table:table-cell>
          <table:table-cell table:formula="of:=625-[.F179]" office:value-type="float" office:value="267.666666666667"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357.333333333333" calcext:value-type="float">
            <text:p/>
          </table:table-cell>
          <table:table-cell table:formula="of:=SUMIF([.$B$4:.$B$300];[.B180];[.$E$4:.$E$132])" office:value-type="float" office:value="0" calcext:value-type="float">
            <text:p/>
          </table:table-cell>
          <table:table-cell table:formula="of:=625-[.F180]" office:value-type="float" office:value="267.666666666667"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357.333333333333" calcext:value-type="float">
            <text:p/>
          </table:table-cell>
          <table:table-cell table:formula="of:=SUMIF([.$B$4:.$B$300];[.B181];[.$E$4:.$E$132])" office:value-type="float" office:value="0" calcext:value-type="float">
            <text:p/>
          </table:table-cell>
          <table:table-cell table:formula="of:=625-[.F181]" office:value-type="float" office:value="267.666666666667"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357.333333333333" calcext:value-type="float">
            <text:p/>
          </table:table-cell>
          <table:table-cell table:formula="of:=SUMIF([.$B$4:.$B$300];[.B182];[.$E$4:.$E$132])" office:value-type="float" office:value="0" calcext:value-type="float">
            <text:p/>
          </table:table-cell>
          <table:table-cell table:formula="of:=625-[.F182]" office:value-type="float" office:value="267.666666666667"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357.333333333333" calcext:value-type="float">
            <text:p/>
          </table:table-cell>
          <table:table-cell table:formula="of:=SUMIF([.$B$4:.$B$300];[.B183];[.$E$4:.$E$132])" office:value-type="float" office:value="0" calcext:value-type="float">
            <text:p/>
          </table:table-cell>
          <table:table-cell table:formula="of:=625-[.F183]" office:value-type="float" office:value="267.666666666667"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357.333333333333" calcext:value-type="float">
            <text:p/>
          </table:table-cell>
          <table:table-cell table:formula="of:=SUMIF([.$B$4:.$B$300];[.B184];[.$E$4:.$E$132])" office:value-type="float" office:value="0" calcext:value-type="float">
            <text:p/>
          </table:table-cell>
          <table:table-cell table:formula="of:=625-[.F184]" office:value-type="float" office:value="267.666666666667"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357.333333333333" calcext:value-type="float">
            <text:p/>
          </table:table-cell>
          <table:table-cell table:formula="of:=SUMIF([.$B$4:.$B$300];[.B185];[.$E$4:.$E$132])" office:value-type="float" office:value="0" calcext:value-type="float">
            <text:p/>
          </table:table-cell>
          <table:table-cell table:formula="of:=625-[.F185]" office:value-type="float" office:value="267.666666666667"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357.333333333333" calcext:value-type="float">
            <text:p/>
          </table:table-cell>
          <table:table-cell table:formula="of:=SUMIF([.$B$4:.$B$300];[.B186];[.$E$4:.$E$132])" office:value-type="float" office:value="0" calcext:value-type="float">
            <text:p/>
          </table:table-cell>
          <table:table-cell table:formula="of:=625-[.F186]" office:value-type="float" office:value="267.666666666667"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357.333333333333" calcext:value-type="float">
            <text:p/>
          </table:table-cell>
          <table:table-cell table:formula="of:=SUMIF([.$B$4:.$B$300];[.B187];[.$E$4:.$E$132])" office:value-type="float" office:value="0" calcext:value-type="float">
            <text:p/>
          </table:table-cell>
          <table:table-cell table:formula="of:=625-[.F187]" office:value-type="float" office:value="267.666666666667"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357.333333333333" calcext:value-type="float">
            <text:p/>
          </table:table-cell>
          <table:table-cell table:formula="of:=SUMIF([.$B$4:.$B$300];[.B188];[.$E$4:.$E$132])" office:value-type="float" office:value="0" calcext:value-type="float">
            <text:p/>
          </table:table-cell>
          <table:table-cell table:formula="of:=625-[.F188]" office:value-type="float" office:value="267.666666666667"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357.333333333333" calcext:value-type="float">
            <text:p/>
          </table:table-cell>
          <table:table-cell table:formula="of:=SUMIF([.$B$4:.$B$300];[.B189];[.$E$4:.$E$132])" office:value-type="float" office:value="0" calcext:value-type="float">
            <text:p/>
          </table:table-cell>
          <table:table-cell table:formula="of:=625-[.F189]" office:value-type="float" office:value="267.666666666667"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357.333333333333" calcext:value-type="float">
            <text:p/>
          </table:table-cell>
          <table:table-cell table:formula="of:=SUMIF([.$B$4:.$B$300];[.B190];[.$E$4:.$E$132])" office:value-type="float" office:value="0" calcext:value-type="float">
            <text:p/>
          </table:table-cell>
          <table:table-cell table:formula="of:=625-[.F190]" office:value-type="float" office:value="267.666666666667"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357.333333333333" calcext:value-type="float">
            <text:p/>
          </table:table-cell>
          <table:table-cell table:formula="of:=SUMIF([.$B$4:.$B$300];[.B191];[.$E$4:.$E$132])" office:value-type="float" office:value="0" calcext:value-type="float">
            <text:p/>
          </table:table-cell>
          <table:table-cell table:formula="of:=625-[.F191]" office:value-type="float" office:value="267.666666666667"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357.333333333333" calcext:value-type="float">
            <text:p/>
          </table:table-cell>
          <table:table-cell table:formula="of:=SUMIF([.$B$4:.$B$300];[.B192];[.$E$4:.$E$132])" office:value-type="float" office:value="0" calcext:value-type="float">
            <text:p/>
          </table:table-cell>
          <table:table-cell table:formula="of:=625-[.F192]" office:value-type="float" office:value="267.666666666667"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357.333333333333" calcext:value-type="float">
            <text:p/>
          </table:table-cell>
          <table:table-cell table:formula="of:=SUMIF([.$B$4:.$B$300];[.B193];[.$E$4:.$E$132])" office:value-type="float" office:value="0" calcext:value-type="float">
            <text:p/>
          </table:table-cell>
          <table:table-cell table:formula="of:=625-[.F193]" office:value-type="float" office:value="267.666666666667"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357.333333333333" calcext:value-type="float">
            <text:p/>
          </table:table-cell>
          <table:table-cell table:formula="of:=SUMIF([.$B$4:.$B$300];[.B194];[.$E$4:.$E$132])" office:value-type="float" office:value="0" calcext:value-type="float">
            <text:p/>
          </table:table-cell>
          <table:table-cell table:formula="of:=625-[.F194]" office:value-type="float" office:value="267.666666666667"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357.333333333333" calcext:value-type="float">
            <text:p/>
          </table:table-cell>
          <table:table-cell table:formula="of:=SUMIF([.$B$4:.$B$300];[.B195];[.$E$4:.$E$132])" office:value-type="float" office:value="0" calcext:value-type="float">
            <text:p/>
          </table:table-cell>
          <table:table-cell table:formula="of:=625-[.F195]" office:value-type="float" office:value="267.666666666667"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357.333333333333" calcext:value-type="float">
            <text:p/>
          </table:table-cell>
          <table:table-cell table:formula="of:=SUMIF([.$B$4:.$B$300];[.B196];[.$E$4:.$E$132])" office:value-type="float" office:value="0" calcext:value-type="float">
            <text:p/>
          </table:table-cell>
          <table:table-cell table:formula="of:=625-[.F196]" office:value-type="float" office:value="267.666666666667"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357.333333333333" calcext:value-type="float">
            <text:p/>
          </table:table-cell>
          <table:table-cell table:formula="of:=SUMIF([.$B$4:.$B$300];[.B197];[.$E$4:.$E$132])" office:value-type="float" office:value="0" calcext:value-type="float">
            <text:p/>
          </table:table-cell>
          <table:table-cell table:formula="of:=625-[.F197]" office:value-type="float" office:value="267.666666666667"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357.333333333333" calcext:value-type="float">
            <text:p/>
          </table:table-cell>
          <table:table-cell table:formula="of:=SUMIF([.$B$4:.$B$300];[.B198];[.$E$4:.$E$132])" office:value-type="float" office:value="0" calcext:value-type="float">
            <text:p/>
          </table:table-cell>
          <table:table-cell table:formula="of:=625-[.F198]" office:value-type="float" office:value="267.666666666667"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357.333333333333" calcext:value-type="float">
            <text:p/>
          </table:table-cell>
          <table:table-cell table:formula="of:=SUMIF([.$B$4:.$B$300];[.B199];[.$E$4:.$E$132])" office:value-type="float" office:value="0" calcext:value-type="float">
            <text:p/>
          </table:table-cell>
          <table:table-cell table:formula="of:=625-[.F199]" office:value-type="float" office:value="267.666666666667"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357.333333333333" calcext:value-type="float">
            <text:p/>
          </table:table-cell>
          <table:table-cell table:formula="of:=SUMIF([.$B$4:.$B$300];[.B200];[.$E$4:.$E$132])" office:value-type="float" office:value="0" calcext:value-type="float">
            <text:p/>
          </table:table-cell>
          <table:table-cell table:formula="of:=625-[.F200]" office:value-type="float" office:value="267.666666666667"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1">00/00/0000</text:date>, <text:time style:data-style-name="N2" text:time-value="10:28:02.1826750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09:16:24.695664444</meta:creation-date>
    <dc:date>2014-04-11T12:00:43.992691531</dc:date>
    <meta:editing-duration>P10DT11H26M49S</meta:editing-duration>
    <meta:editing-cycles>342</meta:editing-cycles>
    <meta:generator>LibreOffice/4.2.2.1$Linux_X86_64 LibreOffice_project/420m0$Build-1</meta:generator>
    <meta:document-statistic meta:table-count="1" meta:cell-count="1545" meta:object-count="0"/>
  </office:meta>
</office:document-meta>
</file>